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o Heavy" svg:font-family="'Lato Heavy'" style:font-pitch="variable"/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cm"/>
    </style:style>
    <style:style style:name="co2" style:family="table-column">
      <style:table-column-properties fo:break-before="auto" style:column-width="0.1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0.74pt solid #ffffff" fo:background-color="#ffbf00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none" fo:background-color="#faefc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74pt solid #666666" fo:background-color="#faefc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order-bottom="0.74pt solid #ffffff" fo:background-color="#ffff00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none" fo:background-color="#fafab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0.74pt solid #666666" fo:background-color="#fafab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0.74pt solid #ffffff" fo:background-color="#81d41a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none" fo:background-color="#e0fdbf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74pt solid #666666" fo:background-color="#e0fdbf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74pt solid #ffffff" fo:background-color="#7f93d9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none" fo:background-color="#e9f2fb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0.74pt solid #666666" fo:background-color="#e9f2fb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74pt solid #ffffff" fo:background-color="#81aca6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none" fo:background-color="#eaf1f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0.74pt solid #666666" fo:background-color="#eaf1f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74pt solid #ffffff" fo:background-color="#bf819e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none" fo:background-color="#f3e0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0.74pt solid #666666" fo:background-color="#f3e0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74pt solid #ffffff" fo:background-color="#e16173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none" fo:background-color="#fce5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0.74pt solid #666666" fo:background-color="#fce5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0.74pt solid #ffffff" fo:background-color="#f56828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none" fo:background-color="#ffd8ce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0.74pt solid #666666" fo:background-color="#ffd8ce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33333" style:font-name="Lato Heavy" fo:font-weight="normal" style:font-weight-asian="normal" style:font-weight-complex="normal"/>
    </style:style>
    <style:style style:name="ce60" style:family="table-cell" style:parent-style-name="Default">
      <style:table-cell-properties style:vertical-align="middle"/>
      <style:text-properties style:font-name="Lato Medium" fo:font-size="16pt" style:font-size-asian="16pt" style:font-size-complex="16pt"/>
    </style:style>
    <style:style style:name="ce61" style:family="table-cell" style:parent-style-name="Default">
      <style:text-properties fo:color="#333333" style:font-name="Lato Heavy" fo:font-weight="normal" style:font-weight-asian="normal" style:font-weight-complex="normal"/>
    </style:style>
    <style:style style:name="ce66" style:family="table-cell" style:parent-style-name="Default">
      <style:text-properties style:font-name="Lato Medium" fo:font-size="16pt" style:font-size-asian="16pt" style:font-size-complex="16pt"/>
    </style:style>
    <style:style style:name="ce63" style:family="table-cell" style:parent-style-name="Default">
      <style:text-properties style:font-name="Lato Heavy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3" table:number-columns-repeated="1009" table:default-cell-style-name="Default"/>
        <table:table-row table:style-name="ro1">
          <table:table-cell table:style-name="ce2" office:value-type="string" calcext:value-type="string">
            <text:p>Vaak gebruikt</text:p>
          </table:table-cell>
          <table:table-cell table:style-name="ce6"/>
          <table:table-cell table:style-name="ce11" office:value-type="string" calcext:value-type="string">
            <text:p>Weer</text:p>
          </table:table-cell>
          <table:table-cell table:style-name="ce6"/>
          <table:table-cell table:style-name="ce17" office:value-type="string" calcext:value-type="string">
            <text:p>P2000</text:p>
          </table:table-cell>
          <table:table-cell table:style-name="ce6"/>
          <table:table-cell table:style-name="ce21" office:value-type="string" calcext:value-type="string">
            <text:p>Spelletjes</text:p>
          </table:table-cell>
          <table:table-cell table:style-name="ce6"/>
          <table:table-cell table:style-name="ce26" office:value-type="string" calcext:value-type="string">
            <text:p>Sophia</text:p>
          </table:table-cell>
          <table:table-cell table:style-name="ce6"/>
          <table:table-cell table:style-name="ce31" office:value-type="string" calcext:value-type="string">
            <text:p>Shopping</text:p>
          </table:table-cell>
          <table:table-cell table:style-name="ce6"/>
          <table:table-cell table:style-name="ce38" office:value-type="string" calcext:value-type="string">
            <text:p>Vakantie</text:p>
          </table:table-cell>
          <table:table-cell table:style-name="ce6"/>
          <table:table-cell table:style-name="ce47" office:value-type="string" calcext:value-type="string">
            <text:p>Divers</text:p>
          </table:table-cell>
          <table:table-cell table:style-name="ce56" table:number-columns-repeated="994"/>
          <table:table-cell table:style-name="ce61" table:number-columns-repeated="14"/>
          <table:table-cell table:style-name="ce63"/>
        </table:table-row>
        <table:table-row table:style-name="ro2">
          <table:table-cell table:style-name="ce33" office:value-type="string" calcext:value-type="string">
            <text:p><text:a xlink:href="https://www.facebook.com/" xlink:type="simple">Facebook</text:a></text:p>
          </table:table-cell>
          <table:table-cell table:style-name="ce36"/>
          <table:table-cell table:style-name="ce39" office:value-type="string" calcext:value-type="string">
            <text:p><text:a xlink:href="https://www.buienradar.nl/" xlink:type="simple">Buienradar</text:a></text:p>
          </table:table-cell>
          <table:table-cell table:style-name="ce36"/>
          <table:table-cell table:style-name="ce42" office:value-type="string" calcext:value-type="string">
            <text:p><text:a xlink:href="http://www.p2000-online.net/p2000.php?Kennemerland=1&amp;nofilterform=1⊂mit=2659579" xlink:type="simple">P2000 Kennemerland</text:a></text:p>
          </table:table-cell>
          <table:table-cell table:style-name="ce36"/>
          <table:table-cell table:style-name="ce45" office:value-type="string" calcext:value-type="string">
            <text:p><text:a xlink:href="https://www.wordon-help.nl/wordonhelper/" xlink:type="simple">WordOn Helper</text:a></text:p>
          </table:table-cell>
          <table:table-cell table:style-name="ce36"/>
          <table:table-cell table:style-name="ce54" office:value-type="string" calcext:value-type="string">
            <text:p><text:a xlink:href="https://login.afasonline.com/" xlink:type="simple">RKZ AFAS Homepage</text:a></text:p>
          </table:table-cell>
          <table:table-cell table:style-name="ce36"/>
          <table:table-cell table:style-name="ce51" office:value-type="string" calcext:value-type="string">
            <text:p><text:a xlink:href="https://www.trustedshops.nl/" xlink:type="simple">Trusted Shops</text:a></text:p>
          </table:table-cell>
          <table:table-cell table:style-name="ce36"/>
          <table:table-cell table:style-name="ce57" office:value-type="string" calcext:value-type="string">
            <text:p><text:a xlink:href="https://www.nederlandwereldwijd.nl/" xlink:type="simple">Reizen - Overheid</text:a></text:p>
          </table:table-cell>
          <table:table-cell table:style-name="ce36"/>
          <table:table-cell table:style-name="ce48" office:value-type="string" calcext:value-type="string">
            <text:p><text:a xlink:href="https://www.thuisbezorgd.nl/" xlink:type="simple">Thuisbezorgd</text:a></text:p>
          </table:table-cell>
          <table:table-cell table:style-name="ce60" table:number-columns-repeated="1008"/>
          <table:table-cell/>
        </table:table-row>
        <table:table-row table:style-name="ro2">
          <table:table-cell table:style-name="ce33" office:value-type="string" calcext:value-type="string">
            <text:p><text:a xlink:href="https://calendar.google.com/calendar/b/0/r" xlink:type="simple">Agenda</text:a></text:p>
          </table:table-cell>
          <table:table-cell table:style-name="ce36"/>
          <table:table-cell table:style-name="ce39" office:value-type="string" calcext:value-type="string">
            <text:p><text:a xlink:href="https://meteobeverwijk.nl/" xlink:type="simple">MeteoBeverwijk</text:a></text:p>
          </table:table-cell>
          <table:table-cell table:style-name="ce36"/>
          <table:table-cell table:style-name="ce42" office:value-type="string" calcext:value-type="string">
            <text:p><text:a xlink:href="https://alarmeringen.nl/noord-holland/kennemerland/beverwijk/" xlink:type="simple">Alarmeringen Beverwijk</text:a></text:p>
          </table:table-cell>
          <table:table-cell table:style-name="ce36"/>
          <table:table-cell table:style-name="ce45" office:value-type="string" calcext:value-type="string">
            <text:p><text:a xlink:href="https://www.spelletjes.nl/" xlink:type="simple">Spelletjes.nl</text:a></text:p>
          </table:table-cell>
          <table:table-cell table:style-name="ce36"/>
          <table:table-cell table:style-name="ce54" office:value-type="string" calcext:value-type="string">
            <text:p><text:a xlink:href="https://www.rkz.nl/medewerkers" xlink:type="simple">RKZ - E-learning</text:a></text:p>
          </table:table-cell>
          <table:table-cell table:style-name="ce36"/>
          <table:table-cell table:style-name="ce51" office:value-type="string" calcext:value-type="string">
            <text:p><text:a xlink:href="https://www.reclamefolder.nl/" xlink:type="simple">Reclamefolders</text:a></text:p>
          </table:table-cell>
          <table:table-cell table:style-name="ce36"/>
          <table:table-cell table:style-name="ce57" office:value-type="string" calcext:value-type="string">
            <text:p><text:a xlink:href="https://www.tripadvisor.nl/" xlink:type="simple">Tripadvisor</text:a></text:p>
          </table:table-cell>
          <table:table-cell table:style-name="ce36"/>
          <table:table-cell table:style-name="ce48" office:value-type="string" calcext:value-type="string">
            <text:p><text:a xlink:href="https://www.slimmemeterportal.nl/cust/consumption" xlink:type="simple">Slimme Meter Portal</text:a></text:p>
          </table:table-cell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 office:value-type="string" calcext:value-type="string">
            <text:p><text:a xlink:href="https://app.listonic.com/lists/99108242" xlink:type="simple">Boodschappenlijstje</text:a></text:p>
          </table:table-cell>
          <table:table-cell table:style-name="ce36"/>
          <table:table-cell table:style-name="ce39" office:value-type="string" calcext:value-type="string">
            <text:p><text:a xlink:href="https://www.weeronline.nl/Europa/Nederland/Beverwijk/4058247" xlink:type="simple">WeerOnline</text:a></text:p>
          </table:table-cell>
          <table:table-cell table:style-name="ce36"/>
          <table:table-cell table:style-name="ce42" office:value-type="string" calcext:value-type="string">
            <text:p><text:a xlink:href="https://lifeliners.nl/" xlink:type="simple">Lifeliners</text:a></text:p>
          </table:table-cell>
          <table:table-cell table:style-name="ce36"/>
          <table:table-cell table:style-name="ce45" office:value-type="string" calcext:value-type="string">
            <text:p><text:a xlink:href="http://www.nuspelen.nl/" xlink:type="simple">NuSpelen Online Games</text:a></text:p>
          </table:table-cell>
          <table:table-cell table:style-name="ce36"/>
          <table:table-cell table:style-name="ce54" office:value-type="string" calcext:value-type="string">
            <text:p><text:a xlink:href="https://rkz.ortecapps.com/ortec-workforce-scheduling/employees/#/login" xlink:type="simple">RKZ - Ortec</text:a></text:p>
          </table:table-cell>
          <table:table-cell table:style-name="ce36"/>
          <table:table-cell table:style-name="ce51"/>
          <table:table-cell table:style-name="ce36"/>
          <table:table-cell table:style-name="ce57" office:value-type="string" calcext:value-type="string">
            <text:p><text:a xlink:href="https://www.zoover.nl/" xlink:type="simple">Zoover</text:a></text:p>
          </table:table-cell>
          <table:table-cell table:style-name="ce36"/>
          <table:table-cell table:style-name="ce48" office:value-type="string" calcext:value-type="string">
            <text:p><text:a xlink:href="https://monitoring.solaredge.com/solaredge-web/p/login" xlink:type="simple">SolarEdge Monitoring</text:a></text:p>
          </table:table-cell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 office:value-type="string" calcext:value-type="string">
            <text:p><text:a xlink:href="https://mijn.voedingscentrum.nl/nl/dashboard/" xlink:type="simple">Eetmeter</text:a></text:p>
          </table:table-cell>
          <table:table-cell table:style-name="ce36"/>
          <table:table-cell table:style-name="ce39" office:value-type="string" calcext:value-type="string">
            <text:p><text:a xlink:href="https://nl.windfinder.com/forecast/beverwijk" xlink:type="simple">Windfinder Beverwijk</text:a></text:p>
          </table:table-cell>
          <table:table-cell table:style-name="ce36"/>
          <table:table-cell table:style-name="ce42" office:value-type="string" calcext:value-type="string">
            <text:p><text:a xlink:href="https://112pers.nl/informatie/afkortingen-en-termen" xlink:type="simple">112Pers - Afkortingen</text:a></text:p>
          </table:table-cell>
          <table:table-cell table:style-name="ce36"/>
          <table:table-cell table:style-name="ce45"/>
          <table:table-cell table:style-name="ce36"/>
          <table:table-cell table:style-name="ce54"/>
          <table:table-cell table:style-name="ce36"/>
          <table:table-cell table:style-name="ce51" office:value-type="string" calcext:value-type="string">
            <text:p><text:a xlink:href="https://www.aliexpress.com/" xlink:type="simple">AliExpress</text:a></text:p>
          </table:table-cell>
          <table:table-cell table:style-name="ce36"/>
          <table:table-cell table:style-name="ce57" office:value-type="string" calcext:value-type="string">
            <text:p><text:a xlink:href="https://klimaatinfo.nl/klimaat/" xlink:type="simple">Klimaatinfo per land</text:a></text:p>
          </table:table-cell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 office:value-type="string" calcext:value-type="string">
            <text:p><text:a xlink:href="https://bankieren.rabobank.nl/online/nl/dashboard.html" xlink:type="simple">Rabobank</text:a></text:p>
          </table:table-cell>
          <table:table-cell table:style-name="ce36"/>
          <table:table-cell table:style-name="ce39" office:value-type="string" calcext:value-type="string">
            <text:p><text:a xlink:href="https://nl.windfinder.com/report/ijmuiden" xlink:type="simple">Windfinder - Zuidpier</text:a></text:p>
          </table:table-cell>
          <table:table-cell table:style-name="ce36"/>
          <table:table-cell table:style-name="ce42"/>
          <table:table-cell table:style-name="ce36"/>
          <table:table-cell table:style-name="ce45"/>
          <table:table-cell table:style-name="ce36"/>
          <table:table-cell table:style-name="ce54"/>
          <table:table-cell table:style-name="ce36"/>
          <table:table-cell table:style-name="ce51" office:value-type="string" calcext:value-type="string">
            <text:p><text:a xlink:href="https://www.amazon.nl/" xlink:type="simple">Amazon NL</text:a></text:p>
          </table:table-cell>
          <table:table-cell table:style-name="ce36"/>
          <table:table-cell table:style-name="ce57" office:value-type="string" calcext:value-type="string">
            <text:p><text:a xlink:href="https://www.landenweb.nl/" xlink:type="simple">Landenweb</text:a></text:p>
          </table:table-cell>
          <table:table-cell table:style-name="ce36"/>
          <table:table-cell table:style-name="ce48" office:value-type="string" calcext:value-type="string">
            <text:p><text:a xlink:href="https://tatasteel.howardshome.com/news.aspx#profile:1882428" xlink:type="simple">TataSteel in de media</text:a></text:p>
          </table:table-cell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 office:value-type="string" calcext:value-type="string">
            <text:p><text:a xlink:href="http://www.prudento.nl/" xlink:type="simple">Prudento.nl</text:a></text:p>
          </table:table-cell>
          <table:table-cell table:style-name="ce36"/>
          <table:table-cell table:style-name="ce39" office:value-type="string" calcext:value-type="string">
            <text:p><text:a xlink:href="http://www.meteostation.nl/" xlink:type="simple">Weerstation Heemskerk</text:a></text:p>
          </table:table-cell>
          <table:table-cell table:style-name="ce36"/>
          <table:table-cell table:style-name="ce42"/>
          <table:table-cell table:style-name="ce36"/>
          <table:table-cell table:style-name="ce45"/>
          <table:table-cell table:style-name="ce36"/>
          <table:table-cell table:style-name="ce54"/>
          <table:table-cell table:style-name="ce36"/>
          <table:table-cell table:style-name="ce51" office:value-type="string" calcext:value-type="string">
            <text:p><text:a xlink:href="https://www.bva-auctions.com/nl/home" xlink:type="simple">BVA Auctions</text:a></text:p>
          </table:table-cell>
          <table:table-cell table:style-name="ce36"/>
          <table:table-cell table:style-name="ce57" office:value-type="string" calcext:value-type="string">
            <text:p><text:a xlink:href="https://nl.wikipedia.org/wiki/Regio%27s_van_Frankrijk" xlink:type="simple">Regio's Frankrijk</text:a></text:p>
          </table:table-cell>
          <table:table-cell table:style-name="ce36"/>
          <table:table-cell table:style-name="ce48" office:value-type="string" calcext:value-type="string">
            <text:p><text:a xlink:href="https://www.afvalscheidingswijzer.nl/" xlink:type="simple">Afvalscheider</text:a></text:p>
          </table:table-cell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 office:value-type="string" calcext:value-type="string">
            <text:p><text:a xlink:href="https://www.dropbox.com/home" xlink:type="simple">Dropbox</text:a></text:p>
          </table:table-cell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45"/>
          <table:table-cell table:style-name="ce36"/>
          <table:table-cell table:style-name="ce54"/>
          <table:table-cell table:style-name="ce36"/>
          <table:table-cell table:style-name="ce51" office:value-type="string" calcext:value-type="string">
            <text:p><text:a xlink:href="https://www.ebay.nl/" xlink:type="simple">eBay</text:a></text:p>
          </table:table-cell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 office:value-type="string" calcext:value-type="string">
            <text:p><text:a xlink:href="https://paper.dropbox.com/" xlink:type="simple">Paper</text:a></text:p>
          </table:table-cell>
          <table:table-cell table:style-name="ce36"/>
          <table:table-cell table:style-name="ce39" office:value-type="string" calcext:value-type="string">
            <text:p><text:a xlink:href="http://www.meteofrance.com/accueil" xlink:type="simple">MeteoFrance</text:a></text:p>
          </table:table-cell>
          <table:table-cell table:style-name="ce36"/>
          <table:table-cell table:style-name="ce42"/>
          <table:table-cell table:style-name="ce36"/>
          <table:table-cell table:style-name="ce45" office:value-type="string" calcext:value-type="string">
            <text:p><text:a xlink:href="http://www.jakrosoft.com/kakuro.html" xlink:type="simple">Kakuro - Printable Puzzles</text:a></text:p>
          </table:table-cell>
          <table:table-cell table:style-name="ce36"/>
          <table:table-cell table:style-name="ce54"/>
          <table:table-cell table:style-name="ce36"/>
          <table:table-cell table:style-name="ce51" office:value-type="string" calcext:value-type="string">
            <text:p><text:a xlink:href="https://www.gratisaftehalen.nl/" xlink:type="simple">Gratis Af Te Halen</text:a></text:p>
          </table:table-cell>
          <table:table-cell table:style-name="ce36"/>
          <table:table-cell table:style-name="ce57" office:value-type="string" calcext:value-type="string">
            <text:p><text:a xlink:href="https://www.campingcard.nl/campsite/search/q/country:FRA/#fq=themes%3A4" xlink:type="simple">Camping Card ACSI</text:a></text:p>
          </table:table-cell>
          <table:table-cell table:style-name="ce36"/>
          <table:table-cell table:style-name="ce48" office:value-type="string" calcext:value-type="string">
            <text:p><text:a xlink:href="https://rwsverkeersinfo.nl/files" xlink:type="simple">Verkeersinformatiedienst</text:a></text:p>
          </table:table-cell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 office:value-type="string" calcext:value-type="string">
            <text:p><text:a xlink:href="https://paper.dropbox.com/doc/ToDo-Lijst---BR9k3LopjYzFw6E2ZszEpWmdAg-dTV8ebAu6Qf1JkOQ5HKIZ" xlink:type="simple">ToDo</text:a></text:p>
          </table:table-cell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45" office:value-type="string" calcext:value-type="string">
            <text:p><text:a xlink:href="https://www.dailykillersudoku.com/" xlink:type="simple">Killer Sudoku - Daily</text:a></text:p>
          </table:table-cell>
          <table:table-cell table:style-name="ce36"/>
          <table:table-cell table:style-name="ce54"/>
          <table:table-cell table:style-name="ce36"/>
          <table:table-cell table:style-name="ce51" office:value-type="string" calcext:value-type="string">
            <text:p><text:a xlink:href="https://www.marktplaats.nl/" xlink:type="simple">Marktplaats</text:a></text:p>
          </table:table-cell>
          <table:table-cell table:style-name="ce36"/>
          <table:table-cell table:style-name="ce57" office:value-type="string" calcext:value-type="string">
            <text:p><text:a xlink:href="https://blootkompas.nl/" xlink:type="simple">NFN - Locaties</text:a></text:p>
          </table:table-cell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 office:value-type="string" calcext:value-type="string">
            <text:p><text:a xlink:href="https://contacts.google.com/" xlink:type="simple">Google Contacts</text:a></text:p>
          </table:table-cell>
          <table:table-cell table:style-name="ce36"/>
          <table:table-cell table:style-name="ce39" office:value-type="string" calcext:value-type="string">
            <text:p><text:a xlink:href="https://www.timeanddate.com/weather/@2758998/historic" xlink:type="simple">Time&amp;Date - Historisch</text:a></text:p>
          </table:table-cell>
          <table:table-cell table:style-name="ce36"/>
          <table:table-cell table:style-name="ce42"/>
          <table:table-cell table:style-name="ce36"/>
          <table:table-cell table:style-name="ce45"/>
          <table:table-cell table:style-name="ce36"/>
          <table:table-cell table:style-name="ce54"/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 office:value-type="string" calcext:value-type="string">
            <text:p><text:a xlink:href="https://www.google.nl/maps" xlink:type="simple">Google Maps</text:a></text:p>
          </table:table-cell>
          <table:table-cell table:style-name="ce36"/>
          <table:table-cell table:style-name="ce39" office:value-type="string" calcext:value-type="string">
            <text:p><text:a xlink:href="https://www.accuweather.com/nl/nl/beverwijk/249529/weather-forecast/249529" xlink:type="simple">Accuweather - Toekomst</text:a></text:p>
          </table:table-cell>
          <table:table-cell table:style-name="ce36"/>
          <table:table-cell table:style-name="ce42"/>
          <table:table-cell table:style-name="ce36"/>
          <table:table-cell table:style-name="ce45"/>
          <table:table-cell table:style-name="ce36"/>
          <table:table-cell table:style-name="ce54"/>
          <table:table-cell table:style-name="ce36"/>
          <table:table-cell table:style-name="ce51"/>
          <table:table-cell table:style-name="ce36"/>
          <table:table-cell table:style-name="ce57" office:value-type="string" calcext:value-type="string">
            <text:p><text:a xlink:href="https://paper.dropbox.com/doc/Camper--A3CuiLyiXL5KBA0Y~FfqDkJPAg-s9LUwIuSnOMw796iDCQAZ" xlink:type="simple">Campers - Paper</text:a></text:p>
          </table:table-cell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45"/>
          <table:table-cell table:style-name="ce36"/>
          <table:table-cell table:style-name="ce54"/>
          <table:table-cell table:style-name="ce36"/>
          <table:table-cell table:style-name="ce51"/>
          <table:table-cell table:style-name="ce36"/>
          <table:table-cell table:style-name="ce57" office:value-type="string" calcext:value-type="string">
            <text:p><text:a xlink:href="https://paper.dropbox.com/doc/Huis-Frankrijk--BTq2kzxL5nsiWVE3orx~oCSRAg-rWgtgnP4tHzRytvd8IG3z" xlink:type="simple">Huis in Frankrijk - Paper</text:a></text:p>
          </table:table-cell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 office:value-type="string" calcext:value-type="string">
            <text:p><text:a xlink:href="https://nl.windfinder.com/wind/windspeed.htm" xlink:type="simple">Windsnelheid calculator</text:a></text:p>
          </table:table-cell>
          <table:table-cell table:style-name="ce36"/>
          <table:table-cell table:style-name="ce42"/>
          <table:table-cell table:style-name="ce36"/>
          <table:table-cell table:style-name="ce45"/>
          <table:table-cell table:style-name="ce36"/>
          <table:table-cell table:style-name="ce54"/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 table:number-rows-repeated="5">
          <table:table-cell table:style-name="ce33"/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45"/>
          <table:table-cell table:style-name="ce36"/>
          <table:table-cell table:style-name="ce54"/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4" office:value-type="string" calcext:value-type="string">
            <text:p><text:a xlink:href="https://prudento-nl.github.io/Linken/Published/K-Linken.html" xlink:type="simple">K-Linken</text:a></text:p>
          </table:table-cell>
          <table:table-cell table:style-name="ce36"/>
          <table:table-cell table:style-name="ce40"/>
          <table:table-cell table:style-name="ce36"/>
          <table:table-cell table:style-name="ce43"/>
          <table:table-cell table:style-name="ce36"/>
          <table:table-cell table:style-name="ce46"/>
          <table:table-cell table:style-name="ce36"/>
          <table:table-cell table:style-name="ce55"/>
          <table:table-cell table:style-name="ce36"/>
          <table:table-cell table:style-name="ce52"/>
          <table:table-cell table:style-name="ce36"/>
          <table:table-cell table:style-name="ce58"/>
          <table:table-cell table:style-name="ce36"/>
          <table:table-cell table:style-name="ce49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M2:Sheet1.M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o Heavy" svg:font-family="'Lato Heavy'" style:font-pitch="variable"/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4">00-00-0000</text:date>, <text:time style:data-style-name="N2" text:time-value="07:37:45.1843851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8T07:14:22.887273356</meta:creation-date>
    <dc:date>2022-02-04T07:42:51.448834821</dc:date>
    <meta:editing-duration>PT5H25M1S</meta:editing-duration>
    <meta:editing-cycles>110</meta:editing-cycles>
    <meta:generator>LibreOffice/6.4.7.2$Linux_X86_64 LibreOffice_project/40$Build-2</meta:generator>
    <dc:title>Linken</dc:title>
    <meta:document-statistic meta:table-count="1" meta:cell-count="66" meta:object-count="0"/>
  </office:meta>
</office:document-meta>
</file>